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39ec" officeooo:paragraph-rsid="001039ec"/>
    </style:style>
    <style:style style:name="P2" style:family="paragraph" style:parent-style-name="Standard">
      <style:text-properties officeooo:paragraph-rsid="001039ec"/>
    </style:style>
    <style:style style:name="P3" style:family="paragraph" style:parent-style-name="Standard">
      <style:text-properties officeooo:rsid="0011410a" officeooo:paragraph-rsid="0011410a"/>
    </style:style>
    <style:style style:name="P4" style:family="paragraph" style:parent-style-name="Standard">
      <style:text-properties fo:font-style="italic" officeooo:rsid="0011410a" officeooo:paragraph-rsid="0011410a" style:font-style-asian="italic" style:font-style-complex="italic"/>
    </style:style>
    <style:style style:name="P5" style:family="paragraph" style:parent-style-name="Standard">
      <style:text-properties fo:font-style="italic" officeooo:rsid="001039ec" officeooo:paragraph-rsid="001039ec" style:font-style-asian="italic" style:font-style-complex="italic"/>
    </style:style>
    <style:style style:name="P6" style:family="paragraph" style:parent-style-name="Standard">
      <style:text-properties officeooo:paragraph-rsid="0011410a"/>
    </style:style>
    <style:style style:name="P7" style:family="paragraph" style:parent-style-name="Heading_20_1">
      <style:text-properties officeooo:paragraph-rsid="000d3034"/>
    </style:style>
    <style:style style:name="T1" style:family="text">
      <style:text-properties officeooo:rsid="000d3034"/>
    </style:style>
    <style:style style:name="T2" style:family="text">
      <style:text-properties officeooo:rsid="001039ec"/>
    </style:style>
    <style:style style:name="T3" style:family="text">
      <style:text-properties officeooo:rsid="00105f62"/>
    </style:style>
    <style:style style:name="T4" style:family="text">
      <style:text-properties officeooo:rsid="001141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4">TP3</text:span> : <text:span text:style-name="T2">Drools CEP</text:span></text:h>
      <text:p text:style-name="Standard"/>
      <text:p text:style-name="Standard"/>
      <text:p text:style-name="P6"><text:span text:style-name="T4">Importer le projet Maven fourni</text:span></text:p>
      <text:p text:style-name="Standard"/>
      <text:p text:style-name="P1"><text:span text:style-name="T4">Inspecter le </text:span>code <text:span text:style-name="T4">et le comprendre</text:span></text:p>
      <text:p text:style-name="P1"/>
      <text:p text:style-name="P3">Écrire une règle qui détecte un arrêt cardiaque : </text:p>
      <text:p text:style-name="P4">Si il n’y a pas de battement de cœur dans une fenêtre glissante de 5 secondes</text:p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HIBAU</meta:initial-creator>
    <meta:creation-date>2011-02-21T19:17:13</meta:creation-date>
    <dc:date>2020-01-07T15:16:07.339956433</dc:date>
    <meta:editing-duration>PT7H9M14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40" meta:character-count="208" meta:non-whitespace-character-count="172"/>
  </office:meta>
</office:document-meta>
</file>